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ejaVu Serif" svg:font-family="'DejaVu Serif'" style:font-family-generic="roman" style:font-pitch="variable"/>
    <style:font-face style:name="Nimbus Mono PS" svg:font-family="'Nimbus Mono PS'" style:font-pitch="fixed"/>
  </office:font-face-decls>
  <office:automatic-styles>
    <style:style style:name="P1" style:family="paragraph" style:parent-style-name="Preformatted_20_Text">
      <style:text-properties fo:font-size="9pt" style:font-size-asian="9pt" style:font-size-complex="9pt"/>
    </style:style>
    <style:style style:name="P2" style:family="paragraph" style:parent-style-name="Preformatted_20_Text">
      <style:text-properties fo:font-size="9pt" officeooo:rsid="0027731b" officeooo:paragraph-rsid="0027731b" style:font-size-asian="9pt" style:font-size-complex="9pt"/>
    </style:style>
    <style:style style:name="P3" style:family="paragraph" style:parent-style-name="Preformatted_20_Text">
      <style:text-properties fo:font-size="9pt" officeooo:paragraph-rsid="0027731b" style:font-size-asian="9pt" style:font-size-complex="9pt"/>
    </style:style>
    <style:style style:name="P4" style:family="paragraph" style:parent-style-name="Preformatted_20_Text">
      <style:text-properties fo:font-size="9pt" officeooo:paragraph-rsid="00291c1b" style:font-size-asian="9pt" style:font-size-complex="9pt"/>
    </style:style>
    <style:style style:name="P5" style:family="paragraph" style:parent-style-name="Preformatted_20_Text">
      <style:text-properties fo:font-size="9pt" officeooo:paragraph-rsid="0029289c" style:font-size-asian="9pt" style:font-size-complex="9pt"/>
    </style:style>
    <style:style style:name="P6" style:family="paragraph" style:parent-style-name="Preformatted_20_Text">
      <style:text-properties fo:font-size="9pt" style:text-underline-style="solid" style:text-underline-width="auto" style:text-underline-color="font-color" fo:font-weight="bold" officeooo:rsid="0027731b" officeooo:paragraph-rsid="0027731b" style:font-size-asian="9pt" style:font-weight-asian="bold" style:font-size-complex="9pt" style:font-weight-complex="bold"/>
    </style:style>
    <style:style style:name="P7" style:family="paragraph" style:parent-style-name="Preformatted_20_Text">
      <style:text-properties fo:font-size="9pt" style:text-underline-style="solid" style:text-underline-width="auto" style:text-underline-color="font-color" fo:font-weight="bold" officeooo:rsid="0027731b" officeooo:paragraph-rsid="00291c1b" style:font-size-asian="9pt" style:font-weight-asian="bold" style:font-size-complex="9pt" style:font-weight-complex="bold"/>
    </style:style>
    <style:style style:name="P8" style:family="paragraph" style:parent-style-name="Preformatted_20_Text">
      <style:text-properties fo:font-size="9pt" style:text-underline-style="none" fo:font-weight="normal" officeooo:rsid="0027731b" officeooo:paragraph-rsid="0027731b" style:font-size-asian="9pt" style:font-weight-asian="normal" style:font-size-complex="9pt" style:font-weight-complex="normal"/>
    </style:style>
    <style:style style:name="P9" style:family="paragraph" style:parent-style-name="Preformatted_20_Text">
      <style:text-properties fo:font-size="9pt" style:text-underline-style="none" fo:font-weight="normal" officeooo:rsid="0027731b" officeooo:paragraph-rsid="00291c1b" style:font-size-asian="9pt" style:font-weight-asian="normal" style:font-size-complex="9pt" style:font-weight-complex="normal"/>
    </style:style>
    <style:style style:name="P10" style:family="paragraph" style:parent-style-name="Preformatted_20_Text">
      <style:text-properties fo:font-size="9pt" style:text-underline-style="none" fo:font-weight="normal" officeooo:rsid="0027731b" officeooo:paragraph-rsid="0029289c" style:font-size-asian="9pt" style:font-weight-asian="normal" style:font-size-complex="9pt" style:font-weight-complex="normal"/>
    </style:style>
    <style:style style:name="P11" style:family="paragraph" style:parent-style-name="Preformatted_20_Text">
      <style:text-properties fo:font-size="9pt" style:text-underline-style="none" fo:font-weight="bold" officeooo:rsid="0027731b" officeooo:paragraph-rsid="0027731b" style:font-size-asian="9pt" style:font-weight-asian="bold" style:font-size-complex="9pt" style:font-weight-complex="bold"/>
    </style:style>
    <style:style style:name="P12" style:family="paragraph" style:parent-style-name="Preformatted_20_Text">
      <style:text-properties fo:font-size="9pt" style:text-underline-style="none" fo:font-weight="bold" officeooo:rsid="0027731b" officeooo:paragraph-rsid="00291c1b" style:font-size-asian="9pt" style:font-weight-asian="bold" style:font-size-complex="9pt" style:font-weight-complex="bold"/>
    </style:style>
    <style:style style:name="P13" style:family="paragraph" style:parent-style-name="Preformatted_20_Text">
      <style:text-properties fo:font-size="9pt" style:text-underline-style="none" fo:font-weight="bold" officeooo:rsid="0027731b" officeooo:paragraph-rsid="0029289c" style:font-size-asian="9pt" style:font-weight-asian="bold" style:font-size-complex="9pt" style:font-weight-complex="bold"/>
    </style:style>
    <style:style style:name="P14" style:family="paragraph" style:parent-style-name="Standard">
      <style:paragraph-properties fo:text-align="start" style:justify-single-word="false"/>
      <style:text-properties style:font-name="Nimbus Mono PS" fo:font-size="10.5pt" fo:font-style="normal" style:text-underline-style="none" fo:font-weight="bold" officeooo:rsid="00235154" officeooo:paragraph-rsid="0021a2ed" style:font-size-asian="10.5pt" style:font-style-asian="normal" style:font-weight-asian="bold" style:font-size-complex="10.5pt" style:font-style-complex="normal" style:font-weight-complex="bold"/>
    </style:style>
    <style:style style:name="P15" style:family="paragraph" style:parent-style-name="Standard">
      <style:paragraph-properties fo:text-align="start" style:justify-single-word="false"/>
      <style:text-properties style:font-name="Nimbus Mono PS" fo:font-size="10.5pt" fo:font-style="normal" style:text-underline-style="none" fo:font-weight="bold" officeooo:rsid="0027731b" officeooo:paragraph-rsid="0027731b" style:font-size-asian="10.5pt" style:font-style-asian="normal" style:font-weight-asian="bold" style:font-size-complex="10.5pt" style:font-style-complex="normal" style:font-weight-complex="bold"/>
    </style:style>
    <style:style style:name="P16" style:family="paragraph" style:parent-style-name="Standard">
      <style:paragraph-properties fo:text-align="start" style:justify-single-word="false"/>
      <style:text-properties style:font-name="Nimbus Mono PS" fo:font-size="10.5pt" fo:font-style="normal" style:text-underline-style="none" fo:font-weight="normal" officeooo:rsid="0022e1a9" officeooo:paragraph-rsid="0021a2ed" style:font-size-asian="10.5pt" style:font-style-asian="normal" style:font-weight-asian="normal" style:font-size-complex="10.5pt" style:font-style-complex="normal" style:font-weight-complex="normal"/>
    </style:style>
    <style:style style:name="P17" style:family="paragraph" style:parent-style-name="Standard">
      <style:paragraph-properties fo:text-align="start" style:justify-single-word="false"/>
      <style:text-properties style:font-name="Nimbus Mono PS" fo:font-size="10.5pt" fo:font-style="normal" style:text-underline-style="solid" style:text-underline-width="auto" style:text-underline-color="font-color" fo:font-weight="bold" officeooo:rsid="00235154" officeooo:paragraph-rsid="0021a2ed" style:font-size-asian="10.5pt" style:font-style-asian="normal" style:font-weight-asian="bold" style:font-size-complex="10.5pt" style:font-style-complex="normal" style:font-weight-complex="bold"/>
    </style:style>
    <style:style style:name="P18" style:family="paragraph" style:parent-style-name="Standard">
      <style:paragraph-properties fo:text-align="start" style:justify-single-word="false"/>
      <style:text-properties style:font-name="Nimbus Mono PS" fo:font-size="10.5pt" fo:font-style="normal" style:text-underline-style="none" fo:font-weight="bold" officeooo:rsid="00235154" officeooo:paragraph-rsid="0021a2ed" style:font-size-asian="10.5pt" style:font-style-asian="normal" style:font-weight-asian="bold" style:font-size-complex="10.5pt" style:font-style-complex="normal" style:font-weight-complex="bold"/>
    </style:style>
    <style:style style:name="P19" style:family="paragraph" style:parent-style-name="Preformatted_20_Text">
      <style:text-properties fo:font-size="9pt" officeooo:rsid="0027731b" officeooo:paragraph-rsid="0027731b" style:font-size-asian="9pt" style:font-size-complex="9pt"/>
    </style:style>
    <style:style style:name="P20" style:family="paragraph" style:parent-style-name="Preformatted_20_Text">
      <style:text-properties fo:font-size="9pt" style:text-underline-style="none" fo:font-weight="normal" officeooo:rsid="0029289c" officeooo:paragraph-rsid="00291c1b" style:font-size-asian="9pt" style:font-weight-asian="normal" style:font-size-complex="9pt" style:font-weight-complex="normal"/>
    </style:style>
    <style:style style:name="P21" style:family="paragraph" style:parent-style-name="Preformatted_20_Text">
      <style:text-properties fo:font-size="9pt" style:text-underline-style="none" fo:font-weight="normal" officeooo:rsid="0029289c" officeooo:paragraph-rsid="0029289c" style:font-size-asian="9pt" style:font-weight-asian="normal" style:font-size-complex="9pt" style:font-weight-complex="normal"/>
    </style:style>
    <style:style style:name="P22" style:family="paragraph" style:parent-style-name="Preformatted_20_Text">
      <style:text-properties fo:font-size="9pt" style:text-underline-style="none" fo:font-weight="normal" officeooo:rsid="0027731b" officeooo:paragraph-rsid="0027731b" style:font-size-asian="9pt" style:font-weight-asian="normal" style:font-size-complex="9pt" style:font-weight-complex="normal"/>
    </style:style>
    <style:style style:name="P23" style:family="paragraph" style:parent-style-name="Preformatted_20_Text">
      <style:text-properties fo:font-size="9pt" style:text-underline-style="none" fo:font-weight="normal" officeooo:rsid="0027731b" officeooo:paragraph-rsid="0029289c" style:font-size-asian="9pt" style:font-weight-asian="normal" style:font-size-complex="9pt" style:font-weight-complex="normal"/>
    </style:style>
    <style:style style:name="P24" style:family="paragraph" style:parent-style-name="Preformatted_20_Text">
      <style:text-properties fo:font-size="9pt" style:text-underline-style="none" fo:font-weight="normal" officeooo:rsid="0027731b" officeooo:paragraph-rsid="00297f62" style:font-size-asian="9pt" style:font-weight-asian="normal" style:font-size-complex="9pt" style:font-weight-complex="normal"/>
    </style:style>
    <style:style style:name="P25" style:family="paragraph" style:parent-style-name="Preformatted_20_Text">
      <style:text-properties fo:font-size="9pt" style:text-underline-style="none" fo:font-weight="bold" officeooo:rsid="0027731b" officeooo:paragraph-rsid="0027731b" style:font-size-asian="9pt" style:font-weight-asian="bold" style:font-size-complex="9pt" style:font-weight-complex="bold"/>
    </style:style>
    <style:style style:name="T1" style:family="text">
      <style:text-properties fo:font-weight="bold" style:font-weight-asian="bold" style:font-weight-complex="bold"/>
    </style:style>
    <style:style style:name="T2" style:family="text">
      <style:text-properties fo:font-weight="bold" officeooo:rsid="0027731b" style:font-weight-asian="bold" style:font-weight-complex="bold"/>
    </style:style>
    <style:style style:name="T3" style:family="text">
      <style:text-properties fo:font-weight="bold" officeooo:rsid="00297f62" style:font-weight-asian="bold" style:font-weight-complex="bold"/>
    </style:style>
    <style:style style:name="T4" style:family="text">
      <style:text-properties officeooo:rsid="00231aec"/>
    </style:style>
    <style:style style:name="T5" style:family="text">
      <style:text-properties officeooo:rsid="00241f26"/>
    </style:style>
    <style:style style:name="T6" style:family="text">
      <style:text-properties officeooo:rsid="0027731b"/>
    </style:style>
    <style:style style:name="T7" style:family="text">
      <style:text-properties fo:font-weight="normal" style:font-weight-asian="normal" style:font-weight-complex="normal"/>
    </style:style>
    <style:style style:name="T8" style:family="text">
      <style:text-properties fo:font-weight="normal" officeooo:rsid="0027731b" style:font-weight-asian="normal" style:font-weight-complex="normal"/>
    </style:style>
    <style:style style:name="T9" style:family="text">
      <style:text-properties fo:font-weight="normal" officeooo:rsid="0029289c" style:font-weight-asian="normal" style:font-weight-complex="normal"/>
    </style:style>
    <style:style style:name="T10" style:family="text">
      <style:text-properties fo:font-weight="normal" officeooo:rsid="00297f62" style:font-weight-asian="normal" style:font-weight-complex="normal"/>
    </style:style>
    <style:style style:name="T11" style:family="text">
      <style:text-properties officeooo:rsid="0029289c"/>
    </style:style>
    <style:style style:name="T12" style:family="text">
      <style:text-properties officeooo:rsid="00297f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ust: <text:span text:style-name="T5">Peer to Peer Network</text:span></text:p>
      <text:p text:style-name="P1"/>
      <text:p text:style-name="P1"><text:tab/>For this assignment you will be implementing <text:span text:style-name="T5">a basic peer to peer networking node</text:span>. You will recognize a lot of this from the previous C blockchain assignment. Your<text:span text:style-name="T5"> node will be operating in an unstructured network.</text:span></text:p>
      <text:p text:style-name="P1"/>
      <text:p text:style-name="P3"><text:tab/>You will be required to make <text:span text:style-name="T6">5</text:span> structs and <text:span text:style-name="T6">1</text:span>9 functions. You will define your structs and functions in <text:span text:style-name="T5">node</text:span>.rs <text:span text:style-name="T6">and mes.rs</text:span>. You will be given a main.rs that you can use to check your code, <text:span text:style-name="T6">although in this situation it will provide very little into the running of your code</text:span>. <text:span text:style-name="T6">Your main design will be in the node’s run function, this is where you will call most of your functions. As this is the case, you may come up with a different implementation than mine. So </text:span><text:span text:style-name="T2">ONLY THE FUNCTIONS CALLED IN main.rs ARE REQUIRED, </text:span><text:span text:style-name="T8">all other functions represent functionality you need to implement</text:span><text:span text:style-name="T6">. </text:span></text:p>
      <text:p text:style-name="P3"/>
      <text:p text:style-name="P2">Your Node must keep track of IP addresses, it should attempt to conenct to them if not connected.</text:p>
      <text:p text:style-name="P2">Your Node must continuously listen for new connections and add them when they connect.</text:p>
      <text:p text:style-name="P2">Your Node must receive user input from the separate thread set up in main. When input comes from this you must add it to your NetQueue.</text:p>
      <text:p text:style-name="P2">Your Node must keep track of messages received via the NetQueue and display them to std output</text:p>
      <text:p text:style-name="P2">Your Node must keep track of lost connections received from the NetQueue and update its list of Peers so we know if an IP address is connected to or not.</text:p>
      <text:p text:style-name="P2"/>
      <text:p text:style-name="P3"><text:span text:style-name="T6"><text:s/><text:tab/>Y</text:span>ou will be graded on successfully compile without errors and <text:span text:style-name="T6">that is has the full and correct</text:span> functionality. I will test your code using my own main.rs that may cover extra edge cases. You will only need to turn in your <text:span text:style-name="T5">node</text:span>.rs, <text:span text:style-name="T6">mes.rs</text:span>, Cargo.toml and any other files you deem neces<text:span text:style-name="T4">s</text:span>ary to complete the asssignment. I have restricted the crates I will allow you to use for this asignment. The version numbers are only suggestions. If you want to use any other crates let me know beforehand, so I can grant you approval or not. You may not need all of the crates listed below. You may use any Traits available in the crates you have chosen. The ones detailed below are suggestions, feel free to use them or not.</text:p>
      <text:p text:style-name="P1"/>
      <text:p text:style-name="P1">Allowed crates</text:p>
      <text:p text:style-name="P1">serde = { version = "1.0", features = ["derive"] }</text:p>
      <text:p text:style-name="P1">chrono = "0.4"</text:p>
      <text:p text:style-name="P1">bincode = "1.0"</text:p>
      <text:p text:style-name="P1">log = "0.4"</text:p>
      <text:p text:style-name="P1">hex = "0.4"</text:p>
      <text:p text:style-name="P1">rand = "0.8.5"</text:p>
      <text:p text:style-name="P3">sha2 = "0.10.5"</text:p>
      <text:p text:style-name="P3">sha3 = "0.10.6"</text:p>
      <text:p text:style-name="P3"/>
      <text:p text:style-name="P17">Folder Structure</text:p>
      <text:p text:style-name="P16"/>
      <text:p text:style-name="P14">TurnIn/</text:p>
      <text:p text:style-name="P14"><text:tab/>rust/</text:p>
      <text:p text:style-name="P14"><text:tab/><text:tab/><text:span text:style-name="T5">network</text:span>/</text:p>
      <text:p text:style-name="P14"><text:tab/><text:tab/><text:tab/>Cargo.toml</text:p>
      <text:p text:style-name="P14"><text:tab/><text:tab/><text:tab/>src/</text:p>
      <text:p text:style-name="P14"><text:tab/><text:tab/><text:tab/><text:tab/><text:span text:style-name="T5">node</text:span>.rs</text:p>
      <text:p text:style-name="P15"><text:tab/><text:tab/><text:tab/><text:tab/>mes.rs</text:p>
      <text:p text:style-name="P14"><text:tab/><text:tab/><text:tab/><text:tab/>...</text:p>
      <text:p text:style-name="P4"/>
      <text:p text:style-name="P7">node.rs</text:p>
      <text:p text:style-name="P12">pub struct Node {</text:p>
      <text:p text:style-name="P12"><text:tab/>input_receiver: mpsc::Receiver&lt;String&gt;,</text:p>
      <text:p text:style-name="P12"><text:tab/>listener: Option&lt;TcpListener&gt;,</text:p>
      <text:p text:style-name="P12"><text:tab/>queue: NetQueue,</text:p>
      <text:p text:style-name="P12"><text:tab/>id: String,</text:p>
      <text:p text:style-name="P12"><text:tab/>ip: Vec&lt;Peer&gt;,</text:p>
      <text:p text:style-name="P12">}</text:p>
      <text:p text:style-name="P12"><text:tab/><text:span text:style-name="T7">/</text:span><text:span text:style-name="T9">* A struct that manages multiple conenctions via the internet within a decentralized network. It will have a unique identity to discern it from other Nodes in the network. It will run a server and take in incoming connections. It will also attempt to connect to servers indicated by its Vec of ip addresses. It maintains a queue of </text:span><text:soft-page-break/><text:span text:style-name="T9">message to send to any TcpStreams it is connected to.</text:span></text:p>
      <text:p text:style-name="P12">impl Node {</text:p>
      <text:p text:style-name="P12"><text:tab/>pub fn new(input_receiver: mpsc::Receiver&lt;String&gt;) -&gt; Self {}</text:p>
      <text:p text:style-name="P12"><text:tab/><text:tab/><text:span text:style-name="T7">/</text:span><text:span text:style-name="T9">* Initializes a new Node struct with a Receiver that will be used to send user input to the Node. Generate a random id for the Node, usually we would want a unique and random id, but for the purposes of our assignment just use a large enough range to make it unliekly that 2 Nodes have the same id. Fill the struct with a fresh NetQueue(detailed below), None for listener, and a new Vec for ip. Return the newly made Node.*/</text:span></text:p>
      <text:p text:style-name="P20"/>
      <text:p text:style-name="P12"><text:tab/>pub fn add_ip(&amp;mut self, new_ip: String) {}</text:p>
      <text:p text:style-name="P12"><text:tab/><text:tab/><text:span text:style-name="T7">/</text:span><text:span text:style-name="T9">* Add a new ip to the Node’s ip Vec. */</text:span></text:p>
      <text:p text:style-name="P20"/>
      <text:p text:style-name="P13"><text:tab/>pub fn start_server(&amp;mut self) {} </text:p>
      <text:p text:style-name="P9"><text:tab/><text:tab/>/<text:span text:style-name="T11">* Binds to any network interface available on your computer. If successful assign the TcpListener to our Node’s listener field and set it to non-blocking. If it fails print out an error message&gt; */</text:span></text:p>
      <text:p text:style-name="P9"/>
      <text:p text:style-name="P12"><text:tab/>pub fn connect_to_server(&amp;mut self) {}</text:p>
      <text:p text:style-name="P10"><text:tab/><text:tab/>/<text:span text:style-name="T11">* Goes through Node’s ip Vec and checks if we have connected to the ip address indicated by the String, if not we attempt connection. Upon a successful connection, print a connection meesage and set the Peer’s connected variable to false and add the newly accepted TcpStream to our Node’s queue. This function should be called in the run loop to esnure we can reconnect if necesarry. The Node should potentially be able to be connected to multiple servers. */</text:span></text:p>
      <text:p text:style-name="P10"/>
      <text:p text:style-name="P12"><text:tab/>pub fn run(&amp;mut self) {}</text:p>
      <text:p text:style-name="P9"><text:tab/><text:tab/>/<text:span text:style-name="T11">* A loop that calls all the necesarry functions to run our Node. In that loop we need to listen for incoming connections. Receive input from the user input thread. Listen to incoming messages and broadcast messages across the network. We also need to maintain our Peer list and remote connections, if we lose connection to a remote server we should mark it as disconnected and if we have peers we are not connected to we should attempt connection. When the user input thread sends a String beginning with the escape character exit the thread. */</text:span></text:p>
      <text:p text:style-name="P24"><text:tab/></text:p>
      <text:p text:style-name="P24"><text:tab/><text:span text:style-name="T1">pub fn parse_input(&amp;mut self, data: String) {</text:span><text:span text:style-name="T3">}</text:span></text:p>
      <text:p text:style-name="P24"><text:span text:style-name="T3"><text:tab/><text:tab/></text:span><text:span text:style-name="T12">/* Takes in a string from the user input and parses it for instructions. For the purposes of this assignment you will only need it to pass the String as a Mes to our Node’s NetQueue. */</text:span></text:p>
      <text:p text:style-name="P24"/>
      <text:p text:style-name="P12">}</text:p>
      <text:p text:style-name="P12"/>
      <text:p text:style-name="P13">struct Peer {</text:p>
      <text:p text:style-name="P13"><text:tab/>ip: String,</text:p>
      <text:p text:style-name="P13"><text:tab/>connected: bool</text:p>
      <text:p text:style-name="P13">}</text:p>
      <text:p text:style-name="P13"><text:tab/><text:span text:style-name="T7">/</text:span><text:span text:style-name="T9">* A struct that holds ip addresses to connect to and a bool indicating whether or not we are conencted to them.*/</text:span></text:p>
      <text:p text:style-name="P13"/>
      <text:p text:style-name="P13">impl Peer {</text:p>
      <text:p text:style-name="P13"/>
      <text:p text:style-name="P13"><text:tab/>pub fn new(ip: String) -&gt; Self {}</text:p>
      <text:p text:style-name="P13"><text:tab/><text:tab/><text:span text:style-name="T7">/</text:span><text:span text:style-name="T9">* Initializes a new Peer struct with the passed in String, connected is initiualized as false.*/</text:span></text:p>
      <text:p text:style-name="P21"/>
      <text:p text:style-name="P13">}</text:p>
      <text:p text:style-name="P13"/>
      <text:p text:style-name="P9"/>
      <text:p text:style-name="P6">mes.rs</text:p>
      <text:p text:style-name="P11">#[derive(Clone, Debug, PartialEq, Serialize, Deserialize)]</text:p>
      <text:p text:style-name="P11">pub struct Mes {</text:p>
      <text:p text:style-name="P11"><text:tab/>data: Vec&lt;u8&gt;,</text:p>
      <text:p text:style-name="P11"><text:tab/>meta: u8,</text:p>
      <text:p text:style-name="P11"><text:tab/>creator: String,</text:p>
      <text:p text:style-name="P11"><text:tab/>sender: String,</text:p>
      <text:p text:style-name="P11">}</text:p>
      <text:p text:style-name="P8"><text:tab/>/* <text:span text:style-name="T11">A </text:span>wrapper for data we want to send over the web, the meta will be used to fla<text:span text:style-name="T11">g</text:span> what kind of data it is. The creator will be set once upon the creation of the struct, and the sender will be updated everytime the Mes is sent again. */</text:p>
      <text:p text:style-name="P8"><text:soft-page-break/></text:p>
      <text:p text:style-name="P11">impl Mes {</text:p>
      <text:p text:style-name="P11"><text:tab/>pub fn new(data: Vec&lt;u8&gt;, meta: u8, creator: String, sender: String) -&gt; Self {}</text:p>
      <text:p text:style-name="P11"><text:tab/><text:tab/><text:span text:style-name="T7">/* </text:span><text:span text:style-name="T9">Initialzes a new </text:span><text:span text:style-name="T7">Mes struct, the sender and creator can be initialized with the Node’s id*/</text:span></text:p>
      <text:p text:style-name="P11"/>
      <text:p text:style-name="P11"><text:tab/>pub fn update_sender(&amp;mut self, new_sender: String) {}</text:p>
      <text:p text:style-name="P8"><text:tab/><text:tab/>/* updates the Mes’s sender member variable*/</text:p>
      <text:p text:style-name="P8"/>
      <text:p text:style-name="P11"><text:tab/>pub fn p<text:span text:style-name="T12">rocess</text:span>(&amp;self) {}</text:p>
      <text:p text:style-name="P11"><text:tab/><text:tab/><text:span text:style-name="T7">/* </text:span><text:span text:style-name="T9">P</text:span><text:span text:style-name="T10">roces</text:span><text:span text:style-name="T9">ses the data in the Mes based on the meta variable. For this assignment we just </text:span><text:span text:style-name="T7">print out the data as a String and also the id of the creator and current sender. Example format (not viable code)”[{creator} {data} – {sender}” */</text:span></text:p>
      <text:p text:style-name="P8"/>
      <text:p text:style-name="P11"><text:s/><text:tab/>pub fn cmp_mes(&amp;self, other: &amp;Mes) -&gt; bool {}</text:p>
      <text:p text:style-name="P11"><text:tab/><text:tab/><text:span text:style-name="T7">/* </text:span><text:span text:style-name="T9">C</text:span><text:span text:style-name="T7">ompares the data, meta, and creator fields of a Mes, the sender is not needed as it is always changing */</text:span></text:p>
      <text:p text:style-name="P8"/>
      <text:p text:style-name="P11">}</text:p>
      <text:p text:style-name="P11"/>
      <text:p text:style-name="P13">pub struct NetQueue {</text:p>
      <text:p text:style-name="P13"><text:tab/>subscribers: Vec&lt;NetMessenger&gt;,</text:p>
      <text:p text:style-name="P13"><text:tab/>queue: Vec&lt;Mes&gt;,</text:p>
      <text:p text:style-name="P13">}</text:p>
      <text:p text:style-name="P10"><text:tab/>/* A struct that holds references to all remote Nodes we are connected to and a Queue of Messages we want to send to them. */</text:p>
      <text:p text:style-name="P10"/>
      <text:p text:style-name="P13">impl Netueue {</text:p>
      <text:p text:style-name="P13"><text:tab/>pub fn new() -&gt; Self {}</text:p>
      <text:p text:style-name="P10"><text:tab/><text:tab/>/* initializes a new instance of NetQueue with empty Vectors */</text:p>
      <text:p text:style-name="P10"/>
      <text:p text:style-name="P13"><text:tab/>pub fn add_mouth(&amp;mut self, stream: TcpStream, ip: String) {}</text:p>
      <text:p text:style-name="P13"><text:tab/><text:tab/><text:span text:style-name="T7">/* </text:span><text:span text:style-name="T9">T</text:span><text:span text:style-name="T7">akes in a TcpStream and corresponding IP address, sets the stream to be non-blocking, then creates a new NetMessenger and stores it into its subscribers Vec. */</text:span></text:p>
      <text:p text:style-name="P10"/>
      <text:p text:style-name="P13"><text:tab/>pub fn add_mes(&amp;mut self, m: Mes) {}</text:p>
      <text:p text:style-name="P13"><text:tab/><text:tab/><text:span text:style-name="T7">/* </text:span><text:span text:style-name="T9">P</text:span><text:span text:style-name="T7">ushes a new Mes into its queue. */</text:span></text:p>
      <text:p text:style-name="P10"/>
      <text:p text:style-name="P13"><text:tab/>pub fn broadcast(&amp;mut self, sender: String) {}</text:p>
      <text:p text:style-name="P10"><text:tab/><text:tab/>/* <text:span text:style-name="T11">G</text:span>oes through subscr<text:span text:style-name="T11">i</text:span>bers and checks what messages we have sent them and if we have received receipts from from them. If we have a receipt we send the next message, if we have not received and receipt for 30 seconds (<text:span text:style-name="T11">o</text:span>r some other time frame) we resend the message. If the next message on the queue is from them or sent by them, we increment the subscriber’s count. When we send a Mes we want to update it’s sender field to our unique node id, passed in as sender. */</text:p>
      <text:p text:style-name="P10"/>
      <text:p text:style-name="P13"><text:tab/>pub fn listen(&amp;mut self) -&gt; (Vec&lt;Mes&gt;, Vec&lt;NetMessenger&gt;) {}</text:p>
      <text:p text:style-name="P10"><text:tab/><text:tab/>/* Goes through the subscribers and checks if they have data to be read. If we read data, we check to see if its a receipt and increment the messenger we got it from, otherwise if it is not a receipt and we have more than 1 subscriber we want to add it to our queue and send a receipt to the sender. Any non-receipt messages we have received we will add to a Vec. If we read a lost conn<text:span text:style-name="T11">e</text:span>ction we want to remove this from our subscribers Vec and add that messenger to a <text:span text:style-name="T11">new </text:span>Vec. Both of these Vecs <text:span text:style-name="T11">(received messages, and lost connections) </text:span>are returned from this function <text:span text:style-name="T11">as a tuple, </text:span>to be dealt with by Node. */</text:p>
      <text:p text:style-name="P13"/>
      <text:p text:style-name="P13"/>
      <text:p text:style-name="P10"><text:tab/><text:span text:style-name="T1">pub fn check_queue(&amp;mut self) {}</text:span></text:p>
      <text:p text:style-name="P5"><text:tab/><text:tab/>/* Goes through the subscribers and checks that each one has sent a receipt for the Mes on the queue, if so it updates the subscribers’ count and pops the Mes off of the queue. */</text:p>
      <text:p text:style-name="P5"/>
      <text:p text:style-name="P13">}</text:p>
      <text:p text:style-name="P13"/>
      <text:p text:style-name="P11">pub struct NetMessenger {</text:p>
      <text:p text:style-name="P11"><text:tab/>stream: TcpStream,</text:p>
      <text:p text:style-name="P11"><text:tab/>ip: String,</text:p>
      <text:p text:style-name="P11"><text:tab/>id: String,</text:p>
      <text:p text:style-name="P11"><text:tab/>count: usize,</text:p>
      <text:p text:style-name="P11"><text:soft-page-break/><text:tab/>receipt: i64 </text:p>
      <text:p text:style-name="P11">}</text:p>
      <text:p text:style-name="P8"><text:tab/>/* A struct that keeps track of the TcpStream used for communication with a remote Node, it additionally keeps track of that Node’s IP address. Count is used to determine how many messages from our Queue it has received. Receipt is used to keep track of the time that we last received a receipt from this Messenger, it will be maintained so that we can read it and know if this Messenger has sent a receipt to us for our last Mes, and if it it has not sent a receipt, how long has it been since we sent our Mes. */</text:p>
      <text:p text:style-name="P8"/>
      <text:p text:style-name="P11">impl NetMessenger {</text:p>
      <text:p text:style-name="P11"><text:tab/>pub fn new(stream: TcpStream, ip: String) -&gt; Self {}</text:p>
      <text:p text:style-name="P8"><text:tab/><text:tab/>/* <text:span text:style-name="T11">I</text:span>nitialized with the TcpStream <text:span text:style-name="T11">we</text:span> are connected to. If the stream was created from a local client to a remote server, you save the ip string you used to connect. Otherwise is the Stream is from a remote client connecting to a local server, you can send in an empty String or its IP if you deem that useful. */</text:p>
      <text:p text:style-name="P8"/>
      <text:p text:style-name="P11"><text:tab/>pub fn add_id(&amp;mut self, id: String) {}</text:p>
      <text:p text:style-name="P11"><text:tab/><text:tab/><text:span text:style-name="T7">/* When a NetQueue receives a message it is signed with the unique id of the Node it was sent from. We want to update our NetMessenger with the proper ID when we get that information. */</text:span></text:p>
      <text:p text:style-name="P8"/>
      <text:p text:style-name="P11"><text:tab/>pub fn ip(&amp;self) -&gt; String {}</text:p>
      <text:p text:style-name="P11"><text:tab/><text:tab/><text:span text:style-name="T7">/* returns the ip String of the Messenger. Used for checking the value. */</text:span></text:p>
      <text:p text:style-name="P11">}</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ejaVu Serif" svg:font-family="'DejaVu Serif'" style:font-family-generic="roman" style:font-pitch="variable"/>
    <style:font-face style:name="Nimbus Mono PS" svg:font-family="'Nimbus Mono PS'"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4T16:35:39.696448789</dc:date>
    <meta:editing-duration>PT5H3M23S</meta:editing-duration>
    <meta:editing-cycles>11</meta:editing-cycles>
    <meta:generator>LibreOffice/7.4.2.3$Linux_X86_64 LibreOffice_project/40$Build-3</meta:generator>
    <meta:document-statistic meta:table-count="0" meta:image-count="0" meta:object-count="0" meta:page-count="4" meta:paragraph-count="114" meta:word-count="1771" meta:character-count="9736" meta:non-whitespace-character-count="7964"/>
  </office:meta>
</office:document-meta>
</file>